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0e70"/>
    </style:style>
    <style:style style:name="P2" style:family="paragraph" style:parent-style-name="Standard">
      <style:text-properties fo:font-style="italic" officeooo:paragraph-rsid="00010e70" style:font-style-asian="italic" style:font-style-complex="italic"/>
    </style:style>
    <style:style style:name="T1" style:family="text">
      <style:text-properties officeooo:rsid="00010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 = get_critical_region()</text:span></text:p>
      <text:p text:style-name="P1"><text:span text:style-name="T1"/></text:p>
      <text:p text:style-name="P1"><text:span text:style-name="T1">Cr.enter() ;<text:tab/>→ S'ajouter à la file d'attente d'une région critique</text:span></text:p>
      <text:p text:style-name="P1"><text:span text:style-name="T1"><text:tab/><text:tab/>→ Demander toutes les ressources dont on aura besoin</text:span></text:p>
      <text:p text:style-name="P1"><text:span text:style-name="T1">Cr.execute() ;</text:span></text:p>
      <text:p text:style-name="P2"><text:span text:style-name="T1">if(Cr == 1) {</text:span></text:p>
      <text:p text:style-name="P2"><text:span text:style-name="T1"><text:tab/>print(« Je fais la CR : » + cr.toString) ;</text:span></text:p>
      <text:p text:style-name="P2"><text:span text:style-name="T1"><text:tab/>L1.add(« Pignouf ») ;</text:span></text:p>
      <text:p text:style-name="P2"><text:span text:style-name="T1"><text:tab/>L2.rm(« Pignouf ») ;</text:span></text:p>
      <text:p text:style-name="P2"><text:span text:style-name="T1"><text:tab/>print(« C'est bon j'ai fait la CR » + cr.toString) ;</text:span></text:p>
      <text:p text:style-name="P2"><text:span text:style-name="T1">} else if (Cr == 2) {</text:span></text:p>
      <text:p text:style-name="P2"><text:span text:style-name="T1"><text:tab/>print(« Je fais la CR : » + cr.toString) ;</text:span></text:p>
      <text:p text:style-name="P2"><text:span text:style-name="T1"><text:tab/>L3.rm(« Pignouf ») ;</text:span></text:p>
      <text:p text:style-name="P2"><text:span text:style-name="T1"><text:tab/>print(« C'est bon j'ai fait la CR » + cr.toString) ;</text:span></text:p>
      <text:p text:style-name="P2"><text:span text:style-name="T1">} else if (Cr == 3) {</text:span></text:p>
      <text:p text:style-name="P2"><text:span text:style-name="T1"><text:tab/>print(« Je fais la CR : » + cr.toString) ;</text:span></text:p>
      <text:p text:style-name="P2"><text:span text:style-name="T1"><text:tab/>execute_function() ;</text:span></text:p>
      <text:p text:style-name="P2"><text:span text:style-name="T1"><text:tab/>print(« C'est bon j'ai fait la CR » + cr.toString) ;</text:span></text:p>
      <text:p text:style-name="P2"><text:span text:style-name="T1">}</text:span></text:p>
      <text:p text:style-name="P1"><text:span text:style-name="T1">Cr.release() ; <text:tab/>→ Libére toutes les ressources qu'il a prise</text:span></text:p>
      <text:p text:style-name="P1"><text:span text:style-name="T1"><text:tab/><text:tab/>→ S'enlever de la file d'attente de cette région critiqu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8T15:37:02</meta:creation-date>
    <dc:date>2013-11-09T00:30:29</dc:date>
    <dc:creator>gabriel mabille</dc:creator>
    <meta:editing-duration>PT8H38M16S</meta:editing-duration>
    <meta:editing-cycles>1</meta:editing-cycles>
    <meta:document-statistic meta:table-count="0" meta:image-count="0" meta:object-count="0" meta:page-count="1" meta:paragraph-count="20" meta:word-count="141" meta:character-count="708" meta:non-whitespace-character-count="572"/>
    <meta:generator>LibreOffice/4.0.2.2$Linux_X86_64 LibreOffice_project/400m0$Build-2</meta:generator>
  </office:meta>
</office:document-meta>
</file>